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InvocationTests.testWidening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r.Te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InvocationTests.testVarargsInvocatio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ructorInvocationTests.testType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vocationTests.testVarargsInvocation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er.Tester( PlaceOfBirth p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InvocationTests.testArgumentConversio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vocationTests.testNonExis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vocationTests.testAddingConstructor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structorInvocationTests.testConstructorThrowingException_SPR67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ster.Tester( int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ummyConstructorResolver.resolve( EvaluationContext context , String typeName , List &lt; TypeDescriptor &gt; argum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